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ack" svg:font-family="Hack, monospace"/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5604in" style:rel-column-width="5127*"/>
    </style:style>
    <style:style style:name="Table1.B" style:family="table-column">
      <style:table-column-properties style:column-width="3.1326in" style:rel-column-width="4511*"/>
    </style:style>
    <style:style style:name="Table1.A1" style:family="table-cell">
      <style:table-cell-properties style:writing-mode="page"/>
    </style:style>
    <style:style style:name="P1" style:family="paragraph" style:parent-style-name="Preformatted_20_Text">
      <style:text-properties officeooo:paragraph-rsid="001709f9"/>
    </style:style>
    <style:style style:name="P2" style:family="paragraph" style:parent-style-name="Preformatted_20_Text">
      <style:text-properties officeooo:paragraph-rsid="0017aed1"/>
    </style:style>
    <style:style style:name="P3" style:family="paragraph" style:parent-style-name="Standard">
      <style:text-properties officeooo:rsid="0015982f" officeooo:paragraph-rsid="0015982f"/>
    </style:style>
    <style:style style:name="P4" style:family="paragraph" style:parent-style-name="Standard">
      <style:text-properties officeooo:paragraph-rsid="001231dd"/>
    </style:style>
    <style:style style:name="P5" style:family="paragraph" style:parent-style-name="Standard">
      <style:text-properties officeooo:paragraph-rsid="0015982f"/>
    </style:style>
    <style:style style:name="P6" style:family="paragraph" style:parent-style-name="Standard">
      <style:text-properties officeooo:rsid="0016b9ce" officeooo:paragraph-rsid="0016b9ce"/>
    </style:style>
    <style:style style:name="P7" style:family="paragraph" style:parent-style-name="Standard">
      <style:text-properties officeooo:paragraph-rsid="001709f9"/>
    </style:style>
    <style:style style:name="P8" style:family="paragraph" style:parent-style-name="Standard">
      <style:text-properties officeooo:rsid="0017aed1" officeooo:paragraph-rsid="0017aed1"/>
    </style:style>
    <style:style style:name="P9" style:family="paragraph" style:parent-style-name="Standard">
      <style:text-properties officeooo:paragraph-rsid="0017aed1"/>
    </style:style>
    <style:style style:name="P10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000000" style:font-name="sans-serif" fo:font-size="9pt" fo:letter-spacing="normal" fo:font-style="normal" fo:font-weight="normal"/>
    </style:style>
    <style:style style:name="T1" style:family="text">
      <style:text-properties officeooo:rsid="001231dd"/>
    </style:style>
    <style:style style:name="T2" style:family="text">
      <style:text-properties officeooo:rsid="0015982f"/>
    </style:style>
    <style:style style:name="T3" style:family="text">
      <style:text-properties officeooo:rsid="0016b9ce"/>
    </style:style>
    <style:style style:name="T4" style:family="text">
      <style:text-properties officeooo:rsid="001709f9"/>
    </style:style>
    <style:style style:name="T5" style:family="text">
      <style:text-properties fo:font-style="normal" fo:font-weight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style:font-name="Liberation Mono" fo:font-size="10pt" officeooo:rsid="001709f9" style:font-name-asian="Noto Sans Mono CJK SC" style:font-size-asian="10pt" style:font-name-complex="Liberation Mono" style:font-size-complex="10pt"/>
    </style:style>
    <style:style style:name="T8" style:family="text">
      <style:text-properties fo:color="#008000" fo:font-weight="bold"/>
    </style:style>
    <style:style style:name="T9" style:family="text">
      <style:text-properties fo:color="#008000" style:font-name="monospace" fo:font-size="10.5pt" fo:font-style="normal" fo:font-weight="bold"/>
    </style:style>
    <style:style style:name="T10" style:family="text">
      <style:text-properties style:font-name="monospace" fo:font-size="10.5pt" fo:font-style="normal" fo:font-weight="normal"/>
    </style:style>
    <style:style style:name="T11" style:family="text">
      <style:text-properties officeooo:rsid="001989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Yaml</text:span><text:span text:style-name="T2">( YAML Ain’t Markup Language)</text:span></text:p>
      <text:p text:style-name="P3">Główne cele YAML:</text:p>
      <text:p text:style-name="P3">- łatwy do odczytania przez ludzi</text:p>
      <text:p text:style-name="P3">- dane są przenośne pomiędzy różnymi językami programowania</text:p>
      <text:p text:style-name="P3">- <text:span text:style-name="T3">rozszerzalny w łatwy sposób</text:span></text:p>
      <text:p text:style-name="P5"><text:span text:style-name="T2">- łatwy do implementacji i użycia</text:span></text:p>
      <text:p text:style-name="P8">Przykładowy plik YAML:</text:p>
      <text:p text:style-name="P8"/>
      <text:p text:style-name="Preformatted_20_Text">receipt: <text:s text:c="4"/>Oz-Ware Purchase Invoice</text:p>
      <text:p text:style-name="Preformatted_20_Text">date: <text:s text:c="7"/>2012-08-06</text:p>
      <text:p text:style-name="Preformatted_20_Text">customer:</text:p>
      <text:p text:style-name="Preformatted_20_Text"><text:s text:c="4"/>first_name: <text:s text:c="2"/>Dorothy</text:p>
      <text:p text:style-name="Preformatted_20_Text"><text:s text:c="4"/>family_name: <text:s/>Gale</text:p>
      <text:p text:style-name="Preformatted_20_Text"/>
      <text:p text:style-name="Preformatted_20_Text">items:</text:p>
      <text:p text:style-name="Preformatted_20_Text"><text:s text:c="4"/>- part_no: <text:s text:c="2"/>A4786</text:p>
      <text:p text:style-name="Preformatted_20_Text"><text:s text:c="6"/>descrip: <text:s text:c="2"/>Water Bucket (Filled)</text:p>
      <text:p text:style-name="Preformatted_20_Text"><text:s text:c="6"/>price: <text:s text:c="4"/>1.47</text:p>
      <text:p text:style-name="Preformatted_20_Text"><text:s text:c="6"/>quantity: <text:s/>4</text:p>
      <text:p text:style-name="Preformatted_20_Text"/>
      <text:p text:style-name="Preformatted_20_Text"><text:s text:c="4"/>- part_no: <text:s text:c="2"/>E1628</text:p>
      <text:p text:style-name="Preformatted_20_Text"><text:s text:c="6"/>descrip: <text:s text:c="2"/>High Heeled "Ruby" Slippers</text:p>
      <text:p text:style-name="Preformatted_20_Text"><text:s text:c="6"/>size: <text:s text:c="5"/>8</text:p>
      <text:p text:style-name="Preformatted_20_Text"><text:s text:c="6"/>price: <text:s text:c="4"/>133.7</text:p>
      <text:p text:style-name="Preformatted_20_Text"><text:s text:c="6"/>quantity: <text:s/>1</text:p>
      <text:p text:style-name="P9"/>
      <text:p text:style-name="P8">Do reprezentowania różnych struktór danych YAML używa trzech podstawowych <text:span text:style-name="T4">elementów:</text:span></text:p>
      <text:p text:style-name="P7"><text:span text:style-name="T3">scalar – reprezentuj</text:span><text:span text:style-name="T4">e pojedyncz</text:span><text:span text:style-name="T11">e </text:span><text:span text:style-name="T4">ciąg</text:span><text:span text:style-name="T11">i</text:span><text:span text:style-name="T4"> znaków/</text:span><text:span text:style-name="T11">liczby</text:span><text:span text:style-name="T4">.</text:span></text:p>
      <text:p text:style-name="P6"><text:s/></text:p>
      <text:p text:style-name="P3">sequence – oporządkowana seria wpisów <text:span text:style-name="T11">(listy)</text:span>.</text:p>
      <text:p text:style-name="P3"/>
      <text:p text:style-name="P3">mapping – <text:span text:style-name="T3">nieuporządkowyny zbiór par: klucz – wartość, przy założeniuże każdy klucz jest <text:tab/><text:tab/>unikalny.</text:span></text:p>
      <text:p text:style-name="P7"/>
      <text:p text:style-name="P7"><text:span text:style-name="T4">Powyższe struktury łączone są ze sobą w celu stworzenia bardziej rozległych struktur danych.</text:span></text:p>
      <text:p text:style-name="P9"/>
      <text:p text:style-name="P9"><text:span text:style-name="T4">Np.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span text:style-name="T4">Sequence of mappings</text:span></text:p>
          </table:table-cell>
          <table:table-cell table:style-name="Table1.A1" office:value-type="string">
            <text:p text:style-name="P10">Sequence of Scalars</text:p>
          </table:table-cell>
        </table:table-row>
        <table:table-row>
          <table:table-cell table:style-name="Table1.A1" office:value-type="string">
            <text:p text:style-name="P9"><text:s/>-</text:p>
            <text:p text:style-name="P2"><text:s text:c="2"/>name: <text:span text:style-name="T7">John</text:span> <text:span text:style-name="T7">Dee</text:span></text:p>
            <text:p text:style-name="P2"><text:s text:c="2"/><text:span text:style-name="T7">height</text:span>: <text:span text:style-name="T7">177</text:span></text:p>
            <text:p text:style-name="P2"><text:s text:c="2"/><text:span text:style-name="T7">age</text:span>: <text:s/><text:span text:style-name="T7">27</text:span></text:p>
            <text:p text:style-name="P2">-</text:p>
            <text:p text:style-name="P2"><text:s text:c="2"/>name: <text:span text:style-name="T7">John Johnson</text:span></text:p>
            <text:p text:style-name="P2"><text:s text:c="2"/><text:span text:style-name="T7">height</text:span>: <text:span text:style-name="T7">183</text:span></text:p>
            <text:p text:style-name="Preformatted_20_Text"><text:s text:c="2"/><text:span text:style-name="T7">age</text:span>: <text:s/><text:span text:style-name="T7">21</text:span></text:p>
          </table:table-cell>
          <table:table-cell table:style-name="Table1.A1" office:value-type="string">
            <text:p text:style-name="Preformatted_20_Text">- Mark McGwire</text:p>
            <text:p text:style-name="Preformatted_20_Text">- Sammy Sosa</text:p>
            <text:p text:style-name="Preformatted_20_Text">- Ken Griffey</text:p>
            <text:p text:style-name="Table_20_Contents"/>
          </table:table-cell>
        </table:table-row>
      </table:table>
      <text:p text:style-name="P9"/>
      <text:p text:style-name="P9"/>
      <text:p text:style-name="Standard"><text:span text:style-name="T7"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ack" svg:font-family="Hack, monospace"/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16:58:34.810225092</meta:creation-date>
    <dc:date>2021-03-28T21:01:11.488537061</dc:date>
    <meta:editing-duration>PT10M15S</meta:editing-duration>
    <meta:editing-cycles>2</meta:editing-cycles>
    <meta:generator>LibreOffice/6.4.6.2$Linux_X86_64 LibreOffice_project/40$Build-2</meta:generator>
    <meta:document-statistic meta:table-count="1" meta:image-count="0" meta:object-count="0" meta:page-count="1" meta:paragraph-count="42" meta:word-count="150" meta:character-count="1114" meta:non-whitespace-character-count="888"/>
  </office:meta>
</office:document-meta>
</file>